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e3fa" officeooo:paragraph-rsid="0004e3fa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e3fa" officeooo:paragraph-rsid="0004e3fa"/>
    </style:style>
    <style:style style:name="P3" style:family="paragraph" style:parent-style-name="Standard">
      <style:paragraph-properties fo:line-height="150%" fo:text-align="start" style:justify-single-word="false"/>
      <style:text-properties style:text-underline-style="solid" style:text-underline-width="auto" style:text-underline-color="font-color" officeooo:rsid="0004e3fa" officeooo:paragraph-rsid="0004e3fa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4e3fa" officeooo:paragraph-rsid="0004e3fa"/>
    </style:style>
    <style:style style:name="P5" style:family="paragraph" style:parent-style-name="Standard">
      <style:paragraph-properties fo:line-height="150%" fo:text-align="start" style:justify-single-word="false"/>
      <style:text-properties style:text-underline-style="none" officeooo:rsid="0004e3fa" officeooo:paragraph-rsid="0004e3fa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4e3fa" officeooo:paragraph-rsid="0004e3fa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nowflake labelling scheme</text:p>
      <text:p text:style-name="P1"/>
      <text:p text:style-name="P1"/>
      <text:p text:style-name="P1"/>
      <text:p text:style-name="P1"/>
      <text:p text:style-name="P2">snowflake class</text:p>
      <text:p text:style-name="P2"/>
      <text:p text:style-name="P5"><text:tab/>-1<text:tab/>:<text:tab/>not labeled</text:p>
      <text:p text:style-name="P5"><text:tab/>0<text:tab/>:<text:tab/>undetermined</text:p>
      <text:p text:style-name="P3"><text:span text:style-name="T1"><text:tab/>1<text:tab/>:<text:tab/>small particle</text:span></text:p>
      <text:p text:style-name="P3"><text:span text:style-name="T1"><text:tab/>2<text:tab/>:<text:tab/>column</text:span></text:p>
      <text:p text:style-name="P3"><text:span text:style-name="T1"><text:tab/>3<text:tab/>:<text:tab/>needle</text:span></text:p>
      <text:p text:style-name="P3"><text:span text:style-name="T1"><text:tab/>4<text:tab/>:<text:tab/>plate</text:span></text:p>
      <text:p text:style-name="P3"><text:span text:style-name="T1"><text:tab/>5<text:tab/>:<text:tab/>sectored plate</text:span></text:p>
      <text:p text:style-name="P3"><text:span text:style-name="T1"><text:tab/>6<text:tab/>:<text:tab/>stellar crystal / dendrite</text:span></text:p>
      <text:p text:style-name="P3"><text:span text:style-name="T1"><text:tab/>7<text:tab/>:<text:tab/>aggregate</text:span></text:p>
      <text:p text:style-name="P3"><text:span text:style-name="T1"><text:tab/>8<text:tab/>:<text:tab/>combination of columnar crystals (ex: bullets rosette)</text:span></text:p>
      <text:p text:style-name="P3"><text:span text:style-name="T1"><text:tab/>9<text:tab/>:<text:tab/>combination of planar crystals (ex: 2 plates with one common edge)</text:span></text:p>
      <text:p text:style-name="P3"><text:span text:style-name="T1"><text:tab/>10<text:tab/>:<text:tab/>combination of columnar and planar crystals (ex: caped columns)</text:span></text:p>
      <text:p text:style-name="P3"><text:span text:style-name="T1"><text:tab/>11<text:tab/>:<text:tab/>graupel</text:span></text:p>
      <text:p text:style-name="P2"/>
      <text:p text:style-name="P2"/>
      <text:p text:style-name="P2">riming degree</text:p>
      <text:p text:style-name="P2"/>
      <text:p text:style-name="P5"><text:tab/>-1<text:tab/>:<text:tab/>not labeled</text:p>
      <text:p text:style-name="P5"><text:tab/>0<text:tab/>: <text:tab/>undetermined</text:p>
      <text:p text:style-name="P5"><text:tab/>1<text:tab/>:<text:tab/>none</text:p>
      <text:p text:style-name="P5"><text:tab/>2<text:tab/>:<text:tab/>moderately rimed</text:p>
      <text:p text:style-name="P5"><text:tab/>3<text:tab/>:<text:tab/>heavily rimed</text:p>
      <text:p text:style-name="P5"><text:tab/>4<text:tab/>:<text:tab/>graupel-like</text:p>
      <text:p text:style-name="P5"><text:tab/>5<text:tab/>:<text:tab/>graupel</text:p>
      <text:p text:style-name="P4"/>
      <text:p text:style-name="P2">melting snowflake</text:p>
      <text:p text:style-name="P4"><text:tab/></text:p>
      <text:p text:style-name="P5"><text:tab/>0<text:tab/>:<text:tab/>not melting</text:p>
      <text:p text:style-name="P5"><text:tab/>1<text:tab/>:<text:tab/>melting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Praz</meta:initial-creator>
    <meta:creation-date>2016-08-08T14:19:29.787618550</meta:creation-date>
    <dc:date>2016-08-08T14:27:53.391250526</dc:date>
    <dc:creator>Christophe Praz</dc:creator>
    <meta:editing-duration>P0D</meta:editing-duration>
    <meta:editing-cycles>1</meta:editing-cycles>
    <meta:document-statistic meta:table-count="0" meta:image-count="0" meta:object-count="0" meta:page-count="1" meta:paragraph-count="28" meta:word-count="109" meta:character-count="574" meta:non-whitespace-character-count="466"/>
    <meta:generator>LibreOffice/4.2.8.2$Linux_X86_64 LibreOffice_project/420m0$Build-2</meta:generator>
  </office:meta>
</office:document-meta>
</file>